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ikhil@nikhilji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14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use addweb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ddweb]&gt; SELECT ADDDATE("2017-06-15", INTERVAL 10 DAY);</text:p>
      <text:p text:style-name="Standard">+----------------------------------------+</text:p>
      <text:p text:style-name="Standard">| ADDDATE("2017-06-15", INTERVAL 10 DAY) |</text:p>
      <text:p text:style-name="Standard">+----------------------------------------+</text:p>
      <text:p text:style-name="Standard">| 2017-06-25 <text:s text:c="28"/>|</text:p>
      <text:p text:style-name="Standard">+----------------------------------------+</text:p>
      <text:p text:style-name="Standard">1 row in set (0.037 sec)</text:p>
      <text:p text:style-name="Standard"/>
      <text:p text:style-name="Standard">MariaDB [addweb]&gt; SELECT ADDTIME("2017-06-15 09:34:21", "2");</text:p>
      <text:p text:style-name="Standard">+-------------------------------------+</text:p>
      <text:p text:style-name="Standard">| ADDTIME("2017-06-15 09:34:21", "2") |</text:p>
      <text:p text:style-name="Standard">+-------------------------------------+</text:p>
      <text:p text:style-name="Standard">| 2017-06-15 09:34:23 <text:s text:c="16"/>|</text:p>
      <text:p text:style-name="Standard">+-------------------------------------+</text:p>
      <text:p text:style-name="Standard">1 row in set (0.000 sec)</text:p>
      <text:p text:style-name="Standard"/>
      <text:p text:style-name="Standard">MariaDB [addweb]&gt; SELECT CURDATE();</text:p>
      <text:p text:style-name="Standard">+------------+</text:p>
      <text:p text:style-name="Standard">| CURDATE() <text:s/>|</text:p>
      <text:p text:style-name="Standard">+------------+</text:p>
      <text:p text:style-name="Standard">| 2021-11-23 |</text:p>
      <text:p text:style-name="Standard">+------------+</text:p>
      <text:p text:style-name="Standard">1 row in set (0.000 sec)</text:p>
      <text:p text:style-name="Standard"/>
      <text:p text:style-name="Standard">MariaDB [addweb]&gt; SELECT CURRENT_DATE(); </text:p>
      <text:p text:style-name="Standard">+----------------+</text:p>
      <text:p text:style-name="Standard">| CURRENT_DATE() |</text:p>
      <text:p text:style-name="Standard">+----------------+</text:p>
      <text:p text:style-name="Standard">| 2021-11-23 <text:s text:c="4"/>|</text:p>
      <text:p text:style-name="Standard">+----------------+</text:p>
      <text:p text:style-name="Standard">1 row in set (0.000 sec)</text:p>
      <text:p text:style-name="Standard"/>
      <text:p text:style-name="Standard">MariaDB [addweb]&gt; SELECT CURRENT_TIME()</text:p>
      <text:p text:style-name="Standard"><text:s text:c="4"/>-&gt; //</text:p>
      <text:p text:style-name="Standard"><text:s text:c="4"/>-&gt; $$</text:p>
      <text:p text:style-name="Standard"><text:s text:c="4"/>-&gt; ;</text:p>
      <text:p text:style-name="Standard"><text:soft-page-break/>ERROR 1064 (42000): You have an error in your SQL syntax; check the manual that corresponds to your MariaDB server version for the right syntax to use near '/</text:p>
      <text:p text:style-name="Standard">$$' at line 2</text:p>
      <text:p text:style-name="Standard">MariaDB [addweb]&gt; SELECT CURRENT_TIME();</text:p>
      <text:p text:style-name="Standard">+----------------+</text:p>
      <text:p text:style-name="Standard">| CURRENT_TIME() |</text:p>
      <text:p text:style-name="Standard">+----------------+</text:p>
      <text:p text:style-name="Standard">| 18:16:52 <text:s text:c="6"/>|</text:p>
      <text:p text:style-name="Standard">+----------------+</text:p>
      <text:p text:style-name="Standard">1 row in set (0.000 sec)</text:p>
      <text:p text:style-name="Standard"/>
      <text:p text:style-name="Standard">MariaDB [addweb]&gt; SELECT CURRENT_TIMESTAMP();</text:p>
      <text:p text:style-name="Standard">+---------------------+</text:p>
      <text:p text:style-name="Standard">| CURRENT_TIMESTAMP() |</text:p>
      <text:p text:style-name="Standard">+---------------------+</text:p>
      <text:p text:style-name="Standard">| 2021-11-23 18:17:05 |</text:p>
      <text:p text:style-name="Standard">+---------------------+</text:p>
      <text:p text:style-name="Standard">1 row in set (0.000 sec)</text:p>
      <text:p text:style-name="Standard"/>
      <text:p text:style-name="Standard">MariaDB [addweb]&gt; SELECT CURTIME();</text:p>
      <text:p text:style-name="Standard">+-----------+</text:p>
      <text:p text:style-name="Standard">| CURTIME() |</text:p>
      <text:p text:style-name="Standard">+-----------+</text:p>
      <text:p text:style-name="Standard">| 18:17:22 <text:s/>|</text:p>
      <text:p text:style-name="Standard">+-----------+</text:p>
      <text:p text:style-name="Standard">1 row in set (0.000 sec)</text:p>
      <text:p text:style-name="Standard"/>
      <text:p text:style-name="Standard">MariaDB [addweb]&gt; SELECT DATE("2017-06-15");</text:p>
      <text:p text:style-name="Standard">+--------------------+</text:p>
      <text:p text:style-name="Standard">| DATE("2017-06-15") |</text:p>
      <text:p text:style-name="Standard">+--------------------+</text:p>
      <text:p text:style-name="Standard">| 2017-06-15 <text:s text:c="8"/>|</text:p>
      <text:p text:style-name="Standard">+--------------------+</text:p>
      <text:p text:style-name="Standard">1 row in set (0.000 sec)</text:p>
      <text:p text:style-name="Standard"/>
      <text:p text:style-name="Standard">MariaDB [addweb]&gt; SELECT DATEDIFF("2017-06-25", "2017-06-15");</text:p>
      <text:p text:style-name="Standard">+--------------------------------------+</text:p>
      <text:p text:style-name="Standard">| DATEDIFF("2017-06-25", "2017-06-15") |</text:p>
      <text:p text:style-name="Standard">+--------------------------------------+</text:p>
      <text:p text:style-name="Standard">| <text:s text:c="34"/>10 |</text:p>
      <text:p text:style-name="Standard">+--------------------------------------+</text:p>
      <text:p text:style-name="Standard">1 row in set (0.000 sec)</text:p>
      <text:p text:style-name="Standard"/>
      <text:p text:style-name="Standard">MariaDB [addweb]&gt; SELECT DATE_ADD("2017-06-15", INTERVAL 10 DAY);</text:p>
      <text:p text:style-name="Standard">+-----------------------------------------+</text:p>
      <text:p text:style-name="Standard">| DATE_ADD("2017-06-15", INTERVAL 10 DAY) |</text:p>
      <text:p text:style-name="Standard">+-----------------------------------------+</text:p>
      <text:p text:style-name="Standard">| 2017-06-25 <text:s text:c="29"/>|</text:p>
      <text:p text:style-name="Standard">+-----------------------------------------+</text:p>
      <text:p text:style-name="Standard">1 row in set (0.000 sec)</text:p>
      <text:p text:style-name="Standard"/>
      <text:p text:style-name="Standard">MariaDB [addweb]&gt; SELECT DATE_FORMAT("2017-06-15", "%Y");</text:p>
      <text:p text:style-name="Standard"><text:soft-page-break/>+---------------------------------+</text:p>
      <text:p text:style-name="Standard">| DATE_FORMAT("2017-06-15", "%Y") |</text:p>
      <text:p text:style-name="Standard">+---------------------------------+</text:p>
      <text:p text:style-name="Standard">| 2017 <text:s text:c="27"/>|</text:p>
      <text:p text:style-name="Standard">+---------------------------------+</text:p>
      <text:p text:style-name="Standard">1 row in set (0.000 sec)</text:p>
      <text:p text:style-name="Standard"/>
      <text:p text:style-name="Standard">MariaDB [addweb]&gt; SELECT DATE_SUB("2017-06-15", INTERVAL 10 DAY);</text:p>
      <text:p text:style-name="Standard">+-----------------------------------------+</text:p>
      <text:p text:style-name="Standard">| DATE_SUB("2017-06-15", INTERVAL 10 DAY) |</text:p>
      <text:p text:style-name="Standard">+-----------------------------------------+</text:p>
      <text:p text:style-name="Standard">| 2017-06-05 <text:s text:c="29"/>|</text:p>
      <text:p text:style-name="Standard">+-----------------------------------------+</text:p>
      <text:p text:style-name="Standard">1 row in set (0.000 sec)</text:p>
      <text:p text:style-name="Standard"/>
      <text:p text:style-name="Standard">MariaDB [addweb]&gt; SELECT DAY("2017-06-15");</text:p>
      <text:p text:style-name="Standard">+-------------------+</text:p>
      <text:p text:style-name="Standard">| DAY("2017-06-15") |</text:p>
      <text:p text:style-name="Standard">+-------------------+</text:p>
      <text:p text:style-name="Standard">| <text:s text:c="15"/>15 |</text:p>
      <text:p text:style-name="Standard">+-------------------+</text:p>
      <text:p text:style-name="Standard">1 row in set (0.000 sec)</text:p>
      <text:p text:style-name="Standard"/>
      <text:p text:style-name="Standard">MariaDB [addweb]&gt; SELECT DAYNAME("2017-06-15");</text:p>
      <text:p text:style-name="Standard">+-----------------------+</text:p>
      <text:p text:style-name="Standard">| DAYNAME("2017-06-15") |</text:p>
      <text:p text:style-name="Standard">+-----------------------+</text:p>
      <text:p text:style-name="Standard">| Thursday <text:s text:c="13"/>|</text:p>
      <text:p text:style-name="Standard">+-----------------------+</text:p>
      <text:p text:style-name="Standard">1 row in set (0.000 sec)</text:p>
      <text:p text:style-name="Standard"/>
      <text:p text:style-name="Standard">MariaDB [addweb]&gt; SELECT DAYOFMONTH("2017-06-15");</text:p>
      <text:p text:style-name="Standard">+--------------------------+</text:p>
      <text:p text:style-name="Standard">| DAYOFMONTH("2017-06-15") |</text:p>
      <text:p text:style-name="Standard">+--------------------------+</text:p>
      <text:p text:style-name="Standard">| <text:s text:c="22"/>15 |</text:p>
      <text:p text:style-name="Standard">+--------------------------+</text:p>
      <text:p text:style-name="Standard">1 row in set (0.000 sec)</text:p>
      <text:p text:style-name="Standard"/>
      <text:p text:style-name="Standard">MariaDB [addweb]&gt; SELECT DAYOFWEEK("2017-06-15");</text:p>
      <text:p text:style-name="Standard">+-------------------------+</text:p>
      <text:p text:style-name="Standard">| DAYOFWEEK("2017-06-15") |</text:p>
      <text:p text:style-name="Standard">+-------------------------+</text:p>
      <text:p text:style-name="Standard">| <text:s text:c="22"/>5 |</text:p>
      <text:p text:style-name="Standard">+-------------------------+</text:p>
      <text:p text:style-name="Standard">1 row in set (0.000 sec)</text:p>
      <text:p text:style-name="Standard"/>
      <text:p text:style-name="Standard">MariaDB [addweb]&gt; SELECT DAYOFYEAR("2017-06-15"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' at line 1</text:p>
      <text:p text:style-name="Standard">MariaDB [addweb]&gt; SELECT DAYOFYEAR("2017-06-15");</text:p>
      <text:p text:style-name="Standard"><text:soft-page-break/>+-------------------------+</text:p>
      <text:p text:style-name="Standard">| DAYOFYEAR("2017-06-15") |</text:p>
      <text:p text:style-name="Standard">+-------------------------+</text:p>
      <text:p text:style-name="Standard">| <text:s text:c="20"/>166 |</text:p>
      <text:p text:style-name="Standard">+-------------------------+</text:p>
      <text:p text:style-name="Standard">1 row in set (0.000 sec)</text:p>
      <text:p text:style-name="Standard"/>
      <text:p text:style-name="Standard">MariaDB [addweb]&gt; SELECT EXTRACT(MONTH FROM "2017-06-15");</text:p>
      <text:p text:style-name="Standard">+----------------------------------+</text:p>
      <text:p text:style-name="Standard">| EXTRACT(MONTH FROM "2017-06-15") |</text:p>
      <text:p text:style-name="Standard">+----------------------------------+</text:p>
      <text:p text:style-name="Standard">| <text:s text:c="31"/>6 |</text:p>
      <text:p text:style-name="Standard">+----------------------------------+</text:p>
      <text:p text:style-name="Standard">1 row in set (0.000 sec)</text:p>
      <text:p text:style-name="Standard"/>
      <text:p text:style-name="Standard">MariaDB [addweb]&gt; SELECT FROM_DAYS(685467);</text:p>
      <text:p text:style-name="Standard">+-------------------+</text:p>
      <text:p text:style-name="Standard">| FROM_DAYS(685467) |</text:p>
      <text:p text:style-name="Standard">+-------------------+</text:p>
      <text:p text:style-name="Standard">| 1876-09-29 <text:s text:c="7"/>|</text:p>
      <text:p text:style-name="Standard">+-------------------+</text:p>
      <text:p text:style-name="Standard">1 row in set (0.000 sec)</text:p>
      <text:p text:style-name="Standard"/>
      <text:p text:style-name="Standard">MariaDB [addweb]&gt; SELECT HOUR("2017-06-20 09:34:00");</text:p>
      <text:p text:style-name="Standard">+-----------------------------+</text:p>
      <text:p text:style-name="Standard">| HOUR("2017-06-20 09:34:00") |</text:p>
      <text:p text:style-name="Standard">+-----------------------------+</text:p>
      <text:p text:style-name="Standard">| <text:s text:c="26"/>9 |</text:p>
      <text:p text:style-name="Standard">+-----------------------------+</text:p>
      <text:p text:style-name="Standard">1 row in set (0.000 sec)</text:p>
      <text:p text:style-name="Standard"/>
      <text:p text:style-name="Standard">MariaDB [addweb]&gt; SELECT LAST_DAY("2017-06-20");</text:p>
      <text:p text:style-name="Standard">+------------------------+</text:p>
      <text:p text:style-name="Standard">| LAST_DAY("2017-06-20") |</text:p>
      <text:p text:style-name="Standard">+------------------------+</text:p>
      <text:p text:style-name="Standard">| 2017-06-30 <text:s text:c="12"/>|</text:p>
      <text:p text:style-name="Standard">+------------------------+</text:p>
      <text:p text:style-name="Standard">1 row in set (0.000 sec)</text:p>
      <text:p text:style-name="Standard"/>
      <text:p text:style-name="Standard">MariaDB [addweb]&gt; SELECT LOCALTIME();</text:p>
      <text:p text:style-name="Standard">+---------------------+</text:p>
      <text:p text:style-name="Standard">| LOCALTIME() <text:s text:c="8"/>|</text:p>
      <text:p text:style-name="Standard">+---------------------+</text:p>
      <text:p text:style-name="Standard">| 2021-11-23 18:22:30 |</text:p>
      <text:p text:style-name="Standard">+---------------------+</text:p>
      <text:p text:style-name="Standard">1 row in set (0.000 sec)</text:p>
      <text:p text:style-name="Standard"/>
      <text:p text:style-name="Standard">MariaDB [addweb]&gt; SELECT LOCALTIMESTAMP();</text:p>
      <text:p text:style-name="Standard">+---------------------+</text:p>
      <text:p text:style-name="Standard">| LOCALTIMESTAMP() <text:s text:c="3"/>|</text:p>
      <text:p text:style-name="Standard">+---------------------+</text:p>
      <text:p text:style-name="Standard">| 2021-11-23 18:22:43 |</text:p>
      <text:p text:style-name="Standard"><text:soft-page-break/>+---------------------+</text:p>
      <text:p text:style-name="Standard">1 row in set (0.000 sec)</text:p>
      <text:p text:style-name="Standard"/>
      <text:p text:style-name="Standard">MariaDB [addweb]&gt; SELECT MAKEDATE(2017, 3); </text:p>
      <text:p text:style-name="Standard">+-------------------+</text:p>
      <text:p text:style-name="Standard">| MAKEDATE(2017, 3) |</text:p>
      <text:p text:style-name="Standard">+-------------------+</text:p>
      <text:p text:style-name="Standard">| 2017-01-03 <text:s text:c="7"/>|</text:p>
      <text:p text:style-name="Standard">+-------------------+</text:p>
      <text:p text:style-name="Standard">1 row in set (0.000 sec)</text:p>
      <text:p text:style-name="Standard"/>
      <text:p text:style-name="Standard">MariaDB [addweb]&gt; SELECT MAKETIME(11, 35, 4);</text:p>
      <text:p text:style-name="Standard">+---------------------+</text:p>
      <text:p text:style-name="Standard">| MAKETIME(11, 35, 4) |</text:p>
      <text:p text:style-name="Standard">+---------------------+</text:p>
      <text:p text:style-name="Standard">| 11:35:04 <text:s text:c="11"/>|</text:p>
      <text:p text:style-name="Standard">+---------------------+</text:p>
      <text:p text:style-name="Standard">1 row in set (0.000 sec)</text:p>
      <text:p text:style-name="Standard"/>
      <text:p text:style-name="Standard">MariaDB [addweb]&gt; SELECT MICROSECOND("2017-06-20 09:34:00.000023");</text:p>
      <text:p text:style-name="Standard">+-------------------------------------------+</text:p>
      <text:p text:style-name="Standard">| MICROSECOND("2017-06-20 09:34:00.000023") |</text:p>
      <text:p text:style-name="Standard">+-------------------------------------------+</text:p>
      <text:p text:style-name="Standard">| <text:s text:c="39"/>23 |</text:p>
      <text:p text:style-name="Standard">+-------------------------------------------+</text:p>
      <text:p text:style-name="Standard">1 row in set (0.000 sec)</text:p>
      <text:p text:style-name="Standard"/>
      <text:p text:style-name="Standard">MariaDB [addweb]&gt; </text:p>
      <text:p text:style-name="Standard">MariaDB [addweb]&gt; SELECT MINUTE("2017-06-20 09:34:00"); </text:p>
      <text:p text:style-name="Standard">+-------------------------------+</text:p>
      <text:p text:style-name="Standard">| MINUTE("2017-06-20 09:34:00") |</text:p>
      <text:p text:style-name="Standard">+-------------------------------+</text:p>
      <text:p text:style-name="Standard">| <text:s text:c="27"/>34 |</text:p>
      <text:p text:style-name="Standard">+-------------------------------+</text:p>
      <text:p text:style-name="Standard">1 row in set (0.000 sec)</text:p>
      <text:p text:style-name="Standard"/>
      <text:p text:style-name="Standard">MariaDB [addweb]&gt; SELECT MONTH("2017-06-15");</text:p>
      <text:p text:style-name="Standard">+---------------------+</text:p>
      <text:p text:style-name="Standard">| MONTH("2017-06-15") |</text:p>
      <text:p text:style-name="Standard">+---------------------+</text:p>
      <text:p text:style-name="Standard">| <text:s text:c="18"/>6 |</text:p>
      <text:p text:style-name="Standard">+---------------------+</text:p>
      <text:p text:style-name="Standard">1 row in set (0.001 sec)</text:p>
      <text:p text:style-name="Standard"/>
      <text:p text:style-name="Standard">MariaDB [addweb]&gt; SELECT MONTHNAME("2017-06-15");</text:p>
      <text:p text:style-name="Standard">+-------------------------+</text:p>
      <text:p text:style-name="Standard">| MONTHNAME("2017-06-15") |</text:p>
      <text:p text:style-name="Standard">+-------------------------+</text:p>
      <text:p text:style-name="Standard">| June <text:s text:c="19"/>|</text:p>
      <text:p text:style-name="Standard">+-------------------------+</text:p>
      <text:p text:style-name="Standard">1 row in set (0.000 sec)</text:p>
      <text:p text:style-name="Standard"/>
      <text:p text:style-name="Standard"><text:soft-page-break/>MariaDB [addweb]&gt; SELECT NOW();</text:p>
      <text:p text:style-name="Standard">+---------------------+</text:p>
      <text:p text:style-name="Standard">| NOW() <text:s text:c="14"/>|</text:p>
      <text:p text:style-name="Standard">+---------------------+</text:p>
      <text:p text:style-name="Standard">| 2021-11-23 18:24:31 |</text:p>
      <text:p text:style-name="Standard">+---------------------+</text:p>
      <text:p text:style-name="Standard">1 row in set (0.000 sec)</text:p>
      <text:p text:style-name="Standard"/>
      <text:p text:style-name="Standard">MariaDB [addweb]&gt; SELECT PERIOD_ADD(201703, 5);</text:p>
      <text:p text:style-name="Standard">+-----------------------+</text:p>
      <text:p text:style-name="Standard">| PERIOD_ADD(201703, 5) |</text:p>
      <text:p text:style-name="Standard">+-----------------------+</text:p>
      <text:p text:style-name="Standard">| <text:s text:c="15"/>201708 |</text:p>
      <text:p text:style-name="Standard">+-----------------------+</text:p>
      <text:p text:style-name="Standard">1 row in set (0.000 sec)</text:p>
      <text:p text:style-name="Standard"/>
      <text:p text:style-name="Standard">MariaDB [addweb]&gt; SELECT PERIOD_DIFF(201710, 201703);</text:p>
      <text:p text:style-name="Standard">+-----------------------------+</text:p>
      <text:p text:style-name="Standard">| PERIOD_DIFF(201710, 201703) |</text:p>
      <text:p text:style-name="Standard">+-----------------------------+</text:p>
      <text:p text:style-name="Standard">| <text:s text:c="26"/>7 |</text:p>
      <text:p text:style-name="Standard">+-----------------------------+</text:p>
      <text:p text:style-name="Standard">1 row in set (0.000 sec)</text:p>
      <text:p text:style-name="Standard"/>
      <text:p text:style-name="Standard">MariaDB [addweb]&gt; SELECT QUARTER("2017-06-15");</text:p>
      <text:p text:style-name="Standard">+-----------------------+</text:p>
      <text:p text:style-name="Standard">| QUARTER("2017-06-15") |</text:p>
      <text:p text:style-name="Standard">+-----------------------+</text:p>
      <text:p text:style-name="Standard">| <text:s text:c="20"/>2 |</text:p>
      <text:p text:style-name="Standard">+-----------------------+</text:p>
      <text:p text:style-name="Standard">1 row in set (0.000 sec)</text:p>
      <text:p text:style-name="Standard"/>
      <text:p text:style-name="Standard">MariaDB [addweb]&gt; SELECT SECOND("2017-06-20 09:34:00.000023");</text:p>
      <text:p text:style-name="Standard">+--------------------------------------+</text:p>
      <text:p text:style-name="Standard">| SECOND("2017-06-20 09:34:00.000023") |</text:p>
      <text:p text:style-name="Standard">+--------------------------------------+</text:p>
      <text:p text:style-name="Standard">| <text:s text:c="35"/>0 |</text:p>
      <text:p text:style-name="Standard">+--------------------------------------+</text:p>
      <text:p text:style-name="Standard">1 row in set (0.000 sec)</text:p>
      <text:p text:style-name="Standard"/>
      <text:p text:style-name="Standard">MariaDB [addweb]&gt; </text:p>
      <text:p text:style-name="Standard">MariaDB [addweb]&gt; SELECT SEC_TO_TIME(1); </text:p>
      <text:p text:style-name="Standard">+----------------+</text:p>
      <text:p text:style-name="Standard">| SEC_TO_TIME(1) |</text:p>
      <text:p text:style-name="Standard">+----------------+</text:p>
      <text:p text:style-name="Standard">| 00:00:01 <text:s text:c="6"/>|</text:p>
      <text:p text:style-name="Standard">+----------------+</text:p>
      <text:p text:style-name="Standard">1 row in set (0.000 sec)</text:p>
      <text:p text:style-name="Standard"/>
      <text:p text:style-name="Standard">MariaDB [addweb]&gt; SELECT STR_TO_DATE("August 10 2017", "%M %d %Y");</text:p>
      <text:p text:style-name="Standard">+-------------------------------------------+</text:p>
      <text:p text:style-name="Standard">| STR_TO_DATE("August 10 2017", "%M %d %Y") |</text:p>
      <text:p text:style-name="Standard"><text:soft-page-break/>+-------------------------------------------+</text:p>
      <text:p text:style-name="Standard">| 2017-08-10 <text:s text:c="31"/>|</text:p>
      <text:p text:style-name="Standard">+-------------------------------------------+</text:p>
      <text:p text:style-name="Standard">1 row in set (0.037 sec)</text:p>
      <text:p text:style-name="Standard"/>
      <text:p text:style-name="Standard">MariaDB [addweb]&gt; SELECT SUBDATE("2017-06-15", INTERVAL 10 DAY);</text:p>
      <text:p text:style-name="Standard">+----------------------------------------+</text:p>
      <text:p text:style-name="Standard">| SUBDATE("2017-06-15", INTERVAL 10 DAY) |</text:p>
      <text:p text:style-name="Standard">+----------------------------------------+</text:p>
      <text:p text:style-name="Standard">| 2017-06-05 <text:s text:c="28"/>|</text:p>
      <text:p text:style-name="Standard">+----------------------------------------+</text:p>
      <text:p text:style-name="Standard">1 row in set (0.000 sec)</text:p>
      <text:p text:style-name="Standard"/>
      <text:p text:style-name="Standard">MariaDB [addweb]&gt; SELECT SUBTIME("2017-06-15 10:24:21.000004", "5.000001");</text:p>
      <text:p text:style-name="Standard">+---------------------------------------------------+</text:p>
      <text:p text:style-name="Standard">| SUBTIME("2017-06-15 10:24:21.000004", "5.000001") |</text:p>
      <text:p text:style-name="Standard">+---------------------------------------------------+</text:p>
      <text:p text:style-name="Standard">| 2017-06-15 10:24:16.000003 <text:s text:c="23"/>|</text:p>
      <text:p text:style-name="Standard">+---------------------------------------------------+</text:p>
      <text:p text:style-name="Standard">1 row in set (0.000 sec)</text:p>
      <text:p text:style-name="Standard"/>
      <text:p text:style-name="Standard">MariaDB [addweb]&gt; SELECT SYSDATE();</text:p>
      <text:p text:style-name="Standard">+---------------------+</text:p>
      <text:p text:style-name="Standard">| SYSDATE() <text:s text:c="10"/>|</text:p>
      <text:p text:style-name="Standard">+---------------------+</text:p>
      <text:p text:style-name="Standard">| 2021-11-23 18:27:45 |</text:p>
      <text:p text:style-name="Standard">+---------------------+</text:p>
      <text:p text:style-name="Standard">1 row in set (0.000 sec)</text:p>
      <text:p text:style-name="Standard"/>
      <text:p text:style-name="Standard">MariaDB [addweb]&gt; SELECT TIME("19:30:10"); </text:p>
      <text:p text:style-name="Standard">+------------------+</text:p>
      <text:p text:style-name="Standard">| TIME("19:30:10") |</text:p>
      <text:p text:style-name="Standard">+------------------+</text:p>
      <text:p text:style-name="Standard">| 19:30:10 <text:s text:c="8"/>|</text:p>
      <text:p text:style-name="Standard">+------------------+</text:p>
      <text:p text:style-name="Standard">1 row in set (0.000 sec)</text:p>
      <text:p text:style-name="Standard"/>
      <text:p text:style-name="Standard">MariaDB [addweb]&gt; SELECT TIME_FORMAT("19:30:10", "%H %i %s"); </text:p>
      <text:p text:style-name="Standard">+-------------------------------------+</text:p>
      <text:p text:style-name="Standard">| TIME_FORMAT("19:30:10", "%H %i %s") |</text:p>
      <text:p text:style-name="Standard">+-------------------------------------+</text:p>
      <text:p text:style-name="Standard">| 19 30 10 <text:s text:c="27"/>|</text:p>
      <text:p text:style-name="Standard">+-------------------------------------+</text:p>
      <text:p text:style-name="Standard">1 row in set (0.000 sec)</text:p>
      <text:p text:style-name="Standard"/>
      <text:p text:style-name="Standard">MariaDB [addweb]&gt; SELECT TIME_TO_SEC("19:30:10");</text:p>
      <text:p text:style-name="Standard">+-------------------------+</text:p>
      <text:p text:style-name="Standard">| TIME_TO_SEC("19:30:10") |</text:p>
      <text:p text:style-name="Standard">+-------------------------+</text:p>
      <text:p text:style-name="Standard">| <text:s text:c="18"/>70210 |</text:p>
      <text:p text:style-name="Standard">+-------------------------+</text:p>
      <text:p text:style-name="Standard">1 row in set (0.000 sec)</text:p>
      <text:p text:style-name="Standard"><text:soft-page-break/></text:p>
      <text:p text:style-name="Standard">MariaDB [addweb]&gt; SELECT TIMEDIFF("13:10:11", "13:10:10");</text:p>
      <text:p text:style-name="Standard">+----------------------------------+</text:p>
      <text:p text:style-name="Standard">| TIMEDIFF("13:10:11", "13:10:10") |</text:p>
      <text:p text:style-name="Standard">+----------------------------------+</text:p>
      <text:p text:style-name="Standard">| 00:00:01 <text:s text:c="24"/>|</text:p>
      <text:p text:style-name="Standard">+----------------------------------+</text:p>
      <text:p text:style-name="Standard">1 row in set (0.000 sec)</text:p>
      <text:p text:style-name="Standard"/>
      <text:p text:style-name="Standard">MariaDB [addweb]&gt; SELECT TIMESTAMP("2017-07-23", <text:s/>"13:10:11");</text:p>
      <text:p text:style-name="Standard">+--------------------------------------+</text:p>
      <text:p text:style-name="Standard">| TIMESTAMP("2017-07-23", <text:s/>"13:10:11") |</text:p>
      <text:p text:style-name="Standard">+--------------------------------------+</text:p>
      <text:p text:style-name="Standard">| 2017-07-23 13:10:11 <text:s text:c="17"/>|</text:p>
      <text:p text:style-name="Standard">+--------------------------------------+</text:p>
      <text:p text:style-name="Standard">1 row in set (0.000 sec)</text:p>
      <text:p text:style-name="Standard"/>
      <text:p text:style-name="Standard">MariaDB [addweb]&gt; SELECT TO_DAYS("2017-06-20");</text:p>
      <text:p text:style-name="Standard">+-----------------------+</text:p>
      <text:p text:style-name="Standard">| TO_DAYS("2017-06-20") |</text:p>
      <text:p text:style-name="Standard">+-----------------------+</text:p>
      <text:p text:style-name="Standard">| <text:s text:c="15"/>736865 |</text:p>
      <text:p text:style-name="Standard">+-----------------------+</text:p>
      <text:p text:style-name="Standard">1 row in set (0.000 sec)</text:p>
      <text:p text:style-name="Standard"/>
      <text:p text:style-name="Standard">MariaDB [addweb]&gt; SELECT WEEK("2017-06-15");</text:p>
      <text:p text:style-name="Standard">+--------------------+</text:p>
      <text:p text:style-name="Standard">| WEEK("2017-06-15") |</text:p>
      <text:p text:style-name="Standard">+--------------------+</text:p>
      <text:p text:style-name="Standard">| <text:s text:c="16"/>24 |</text:p>
      <text:p text:style-name="Standard">+--------------------+</text:p>
      <text:p text:style-name="Standard">1 row in set (0.000 sec)</text:p>
      <text:p text:style-name="Standard"/>
      <text:p text:style-name="Standard">MariaDB [addweb]&gt; SELECT WEEKDAY("2017-06-15");</text:p>
      <text:p text:style-name="Standard">+-----------------------+</text:p>
      <text:p text:style-name="Standard">| WEEKDAY("2017-06-15") |</text:p>
      <text:p text:style-name="Standard">+-----------------------+</text:p>
      <text:p text:style-name="Standard">| <text:s text:c="20"/>3 |</text:p>
      <text:p text:style-name="Standard">+-----------------------+</text:p>
      <text:p text:style-name="Standard">1 row in set (0.000 sec)</text:p>
      <text:p text:style-name="Standard"/>
      <text:p text:style-name="Standard">MariaDB [addweb]&gt; SELECT WEEKOFYEAR("2017-06-15");</text:p>
      <text:p text:style-name="Standard">+--------------------------+</text:p>
      <text:p text:style-name="Standard">| WEEKOFYEAR("2017-06-15") |</text:p>
      <text:p text:style-name="Standard">+--------------------------+</text:p>
      <text:p text:style-name="Standard">| <text:s text:c="22"/>24 |</text:p>
      <text:p text:style-name="Standard">+--------------------------+</text:p>
      <text:p text:style-name="Standard">1 row in set (0.000 sec)</text:p>
      <text:p text:style-name="Standard"/>
      <text:p text:style-name="Standard">MariaDB [addweb]&gt; SELECT YEAR("2017-06-15");</text:p>
      <text:p text:style-name="Standard">+--------------------+</text:p>
      <text:p text:style-name="Standard">| YEAR("2017-06-15") |</text:p>
      <text:p text:style-name="Standard"><text:soft-page-break/>+--------------------+</text:p>
      <text:p text:style-name="Standard">| <text:s text:c="14"/>2017 |</text:p>
      <text:p text:style-name="Standard">+--------------------+</text:p>
      <text:p text:style-name="Standard">1 row in set (0.000 sec)</text:p>
      <text:p text:style-name="Standard"/>
      <text:p text:style-name="Standard">MariaDB [addweb]&gt; SELECT YEARWEEK("2017-06-15");</text:p>
      <text:p text:style-name="Standard">+------------------------+</text:p>
      <text:p text:style-name="Standard">| YEARWEEK("2017-06-15") |</text:p>
      <text:p text:style-name="Standard">+------------------------+</text:p>
      <text:p text:style-name="Standard">| <text:s text:c="16"/>201724 |</text:p>
      <text:p text:style-name="Standard">+------------------------+</text:p>
      <text:p text:style-name="Standard">1 row in set (0.000 sec)</text:p>
      <text:p text:style-name="Standard"/>
      <text:p text:style-name="Standard">MariaDB [addweb]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8:30:49.457129812</meta:creation-date>
    <dc:date>2021-11-23T18:31:37.517198273</dc:date>
    <meta:editing-duration>PT49S</meta:editing-duration>
    <meta:editing-cycles>1</meta:editing-cycles>
    <meta:document-statistic meta:table-count="0" meta:image-count="0" meta:object-count="0" meta:page-count="9" meta:paragraph-count="373" meta:word-count="1357" meta:character-count="11980" meta:non-whitespace-character-count="10229"/>
    <meta:generator>LibreOffice/6.4.7.2$Linux_X86_64 LibreOffice_project/40$Build-2</meta:generator>
  </office:meta>
</office:document-meta>
</file>